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b07c" officeooo:paragraph-rsid="0001b07c"/>
    </style:style>
    <style:style style:name="P2" style:family="paragraph" style:parent-style-name="Standard">
      <style:text-properties officeooo:rsid="0001b07c" officeooo:paragraph-rsid="0001b07c"/>
    </style:style>
    <style:style style:name="P3" style:family="paragraph" style:parent-style-name="Standard">
      <style:text-properties officeooo:paragraph-rsid="0001b07c"/>
    </style:style>
    <style:style style:name="P4" style:family="paragraph" style:parent-style-name="Standard">
      <style:text-properties officeooo:paragraph-rsid="00021e16"/>
    </style:style>
    <style:style style:name="P5" style:family="paragraph" style:parent-style-name="Standard">
      <style:text-properties officeooo:rsid="000233d0" officeooo:paragraph-rsid="000233d0"/>
    </style:style>
    <style:style style:name="P6" style:family="paragraph" style:parent-style-name="Standard">
      <style:text-properties officeooo:rsid="000233d0" officeooo:paragraph-rsid="00038abc"/>
    </style:style>
    <style:style style:name="P7" style:family="paragraph" style:parent-style-name="Standard">
      <style:text-properties officeooo:rsid="000233d0" officeooo:paragraph-rsid="00091400"/>
    </style:style>
    <style:style style:name="P8" style:family="paragraph" style:parent-style-name="Standard">
      <style:text-properties officeooo:rsid="00038abc" officeooo:paragraph-rsid="00038abc"/>
    </style:style>
    <style:style style:name="P9" style:family="paragraph" style:parent-style-name="Standard">
      <style:text-properties officeooo:paragraph-rsid="00038abc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001b07c" officeooo:paragraph-rsid="0001b07c"/>
    </style:style>
    <style:style style:name="P12" style:family="paragraph" style:parent-style-name="Standard">
      <style:paragraph-properties fo:break-before="page"/>
      <style:text-properties officeooo:rsid="0001b07c" officeooo:paragraph-rsid="0001b07c"/>
    </style:style>
    <style:style style:name="P13" style:family="paragraph" style:parent-style-name="Standard">
      <style:text-properties officeooo:rsid="000233d0" officeooo:paragraph-rsid="00091400"/>
    </style:style>
    <style:style style:name="P14" style:family="paragraph" style:parent-style-name="Standard">
      <style:text-properties officeooo:rsid="000233d0" officeooo:paragraph-rsid="000a8eb1"/>
    </style:style>
    <style:style style:name="T1" style:family="text">
      <style:text-properties officeooo:rsid="0001b07c"/>
    </style:style>
    <style:style style:name="T2" style:family="text">
      <style:text-properties fo:font-variant="normal" fo:text-transform="none" fo:color="#2d3b45" loext:opacity="100%" style:font-name="Monaco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2d3b45" loext:opacity="100%" style:font-name="Monaco" fo:letter-spacing="normal" fo:font-style="normal" fo:font-weight="normal" officeooo:rsid="0001b07c" fo:background-color="transparent" loext:char-shading-value="0" loext:padding="0cm" loext:border="none"/>
    </style:style>
    <style:style style:name="T4" style:family="text">
      <style:text-properties fo:font-variant="normal" fo:text-transform="none" fo:color="#2d3b45" loext:opacity="100%" style:font-name="Monaco" fo:letter-spacing="normal" fo:font-style="normal" fo:font-weight="normal" officeooo:rsid="00021e16" fo:background-color="transparent" loext:char-shading-value="0" loext:padding="0cm" loext:border="none"/>
    </style:style>
    <style:style style:name="T5" style:family="text">
      <style:text-properties fo:font-variant="normal" fo:text-transform="none" fo:color="#2d3b45" loext:opacity="100%" style:font-name="Monaco" fo:letter-spacing="normal" fo:font-style="normal" fo:font-weight="normal" officeooo:rsid="00038abc" fo:background-color="transparent" loext:char-shading-value="0" loext:padding="0cm" loext:border="none"/>
    </style:style>
    <style:style style:name="T6" style:family="text">
      <style:text-properties fo:font-variant="normal" fo:text-transform="none" fo:color="#2d3b45" loext:opacity="100%" style:font-name="Monaco" fo:letter-spacing="normal" fo:font-style="normal" fo:font-weight="normal" officeooo:rsid="00091400" fo:background-color="transparent" loext:char-shading-value="0" loext:padding="0cm" loext:border="none"/>
    </style:style>
    <style:style style:name="T7" style:family="text">
      <style:text-properties officeooo:rsid="00038ab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O 1 Commands: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395_3956571855" text:style-name="Index_20_Link" text:visited-style-name="Index_20_Link">When setting up a new gazebo world<text:tab/>2</text:a></text:p>
          <text:p text:style-name="P10"><text:a xlink:type="simple" xlink:href="#__RefHeading___Toc397_3956571855" text:style-name="Index_20_Link" text:visited-style-name="Index_20_Link">Launching empty world<text:tab/>2</text:a></text:p>
          <text:p text:style-name="P10"><text:a xlink:type="simple" xlink:href="#__RefHeading___Toc399_3956571855" text:style-name="Index_20_Link" text:visited-style-name="Index_20_Link">Launching the world simulation<text:tab/>2</text:a></text:p>
          <text:p text:style-name="P10"><text:a xlink:type="simple" xlink:href="#__RefHeading___Toc401_3956571855" text:style-name="Index_20_Link" text:visited-style-name="Index_20_Link">Launching the house simulation<text:tab/>2</text:a></text:p>
          <text:p text:style-name="P10"><text:a xlink:type="simple" xlink:href="#__RefHeading___Toc403_3956571855" text:style-name="Index_20_Link" text:visited-style-name="Index_20_Link">Manual operation of the turtlebot3<text:tab/>2</text:a></text:p>
          <text:p text:style-name="P10"><text:a xlink:type="simple" xlink:href="#__RefHeading___Toc405_3956571855" text:style-name="Index_20_Link" text:visited-style-name="Index_20_Link">Run topic list<text:tab/>2</text:a></text:p>
          <text:p text:style-name="P10"><text:a xlink:type="simple" xlink:href="#__RefHeading___Toc407_3956571855" text:style-name="Index_20_Link" text:visited-style-name="Index_20_Link">Open Rvis<text:tab/>2</text:a></text:p>
          <text:p text:style-name="P10"><text:a xlink:type="simple" xlink:href="#__RefHeading___Toc409_3956571855" text:style-name="Index_20_Link" text:visited-style-name="Index_20_Link">Open rqt image view<text:tab/>2</text:a></text:p>
          <text:p text:style-name="P10"><text:a xlink:type="simple" xlink:href="#__RefHeading___Toc411_3956571855" text:style-name="Index_20_Link" text:visited-style-name="Index_20_Link">Create a ros pkg<text:tab/>3</text:a></text:p>
          <text:p text:style-name="P10"><text:a xlink:type="simple" xlink:href="#__RefHeading___Toc413_3956571855" text:style-name="Index_20_Link" text:visited-style-name="Index_20_Link">Open office environment<text:tab/>3</text:a></text:p>
          <text:p text:style-name="P10"><text:a xlink:type="simple" xlink:href="#__RefHeading___Toc415_3956571855" text:style-name="Index_20_Link" text:visited-style-name="Index_20_Link">Open office environment 2<text:tab/>3</text:a></text:p>
          <text:p text:style-name="P10"><text:a xlink:type="simple" xlink:href="#__RefHeading___Toc417_3956571855" text:style-name="Index_20_Link" text:visited-style-name="Index_20_Link">RUN LAB 3<text:tab/>3</text:a></text:p>
        </text:index-body>
      </text:table-of-content>
      <text:p text:style-name="P2"/>
      <text:p text:style-name="P12"/>
      <text:h text:style-name="Heading_20_1" text:outline-level="1"><text:bookmark-start text:name="__RefHeading___Toc395_3956571855"/>When setting up a new gazebo world<text:bookmark-end text:name="__RefHeading___Toc395_3956571855"/></text:h>
      <text:p text:style-name="P8">once all files are in the correct space</text:p>
      <text:p text:style-name="P9"><text:span text:style-name="T7"><text:tab/> </text:span><text:span text:style-name="Source_20_Text"><text:span text:style-name="T2">colcon build --symlink-install</text:span></text:span></text:p>
      <text:p text:style-name="P8"><text:tab/>echo 'source /usr/share/gazebo/setup.sh' &gt;&gt; ~/.bashrc</text:p>
      <text:p text:style-name="P8"><text:tab/>source ~/.bashrc</text:p>
      <text:p text:style-name="P8"/>
      <text:h text:style-name="Heading_20_1" text:outline-level="1"><text:bookmark-start text:name="__RefHeading___Toc397_3956571855"/>Launching empty world<text:bookmark-end text:name="__RefHeading___Toc397_3956571855"/></text:h>
      <text:p text:style-name="P2"><text:tab/><text:span text:style-name="Source_20_Text"><text:span text:style-name="T2">export TURTLEBOT3_MODEL=waffle_pi </text:span></text:span></text:p>
      <text:p text:style-name="P2"><text:span text:style-name="Source_20_Text"><text:span text:style-name="T2"><text:tab/></text:span></text:span></text:p>
      <text:p text:style-name="P2"><text:span text:style-name="Source_20_Text"><text:span text:style-name="T2"><text:tab/>ros2 launch turtlebot3_gazebo empty_world.launch.py</text:span></text:span></text:p>
      <text:p text:style-name="P2"/>
      <text:h text:style-name="Heading_20_1" text:outline-level="1"><text:bookmark-start text:name="__RefHeading___Toc399_3956571855"/>Launching the world simulation<text:bookmark-end text:name="__RefHeading___Toc399_3956571855"/></text:h>
      <text:p text:style-name="P1"><text:span text:style-name="Source_20_Text"><text:span text:style-name="T2"><text:tab/>export TURTLEBOT3_MODEL=waffle_pi </text:span></text:span></text:p>
      <text:p text:style-name="P2"/>
      <text:p text:style-name="P1"><text:span text:style-name="Source_20_Text"><text:span text:style-name="T2"><text:tab/>ros2 launch turtlebot3_gazebo turtlebot3_world.launch.py</text:span></text:span></text:p>
      <text:p text:style-name="P1"><text:span text:style-name="Source_20_Text"><text:span text:style-name="T2"/></text:span></text:p>
      <text:h text:style-name="Heading_20_1" text:outline-level="1"><text:bookmark-start text:name="__RefHeading___Toc401_3956571855"/><text:span text:style-name="Source_20_Text">Launching the house simulation</text:span><text:bookmark-end text:name="__RefHeading___Toc401_3956571855"/></text:h>
      <text:p text:style-name="P1"><text:span text:style-name="Source_20_Text"><text:span text:style-name="T2"><text:tab/>export TURTLEBOT3_MODEL=waffle_pi </text:span></text:span></text:p>
      <text:p text:style-name="P1"><text:span text:style-name="Source_20_Text"><text:span text:style-name="T2"><text:tab/></text:span></text:span></text:p>
      <text:p text:style-name="P1"><text:span text:style-name="Source_20_Text"><text:span text:style-name="T2"><text:tab/>ros2 launch turtlebot3_gazebo turtlebot3_house.launch.py</text:span></text:span></text:p>
      <text:p text:style-name="P1"><text:span text:style-name="Source_20_Text"><text:span text:style-name="T2"/></text:span></text:p>
      <text:h text:style-name="Heading_20_1" text:outline-level="1"><text:bookmark-start text:name="__RefHeading___Toc403_3956571855"/><text:span text:style-name="Source_20_Text">Manual operation of the turtlebot3</text:span><text:bookmark-end text:name="__RefHeading___Toc403_3956571855"/></text:h>
      <text:p text:style-name="P1"><text:span text:style-name="Source_20_Text"><text:span text:style-name="T2"><text:tab/>export TURTLEBOT3_MODEL=waffle_pi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<text:tab/>ros2 run turtlebot3_teleop teleop_keyboard</text:span></text:span></text:p>
      <text:p text:style-name="P2"/>
      <text:h text:style-name="Heading_20_1" text:outline-level="1"><text:bookmark-start text:name="__RefHeading___Toc405_3956571855"/>Run topic list <text:bookmark-end text:name="__RefHeading___Toc405_3956571855"/></text:h>
      <text:p text:style-name="P2"><text:tab/>ros2 topic list</text:p>
      <text:p text:style-name="P2"/>
      <text:h text:style-name="Heading_20_1" text:outline-level="1"><text:bookmark-start text:name="__RefHeading___Toc407_3956571855"/>Open Rvis<text:bookmark-end text:name="__RefHeading___Toc407_3956571855"/></text:h>
      <text:p text:style-name="P2"/>
      <text:p text:style-name="P3"><text:span text:style-name="T1"><text:tab/></text:span><text:span text:style-name="Source_20_Text"><text:span text:style-name="T2">ros2 launch turtlebot3_bringup rviz2.launch.py</text:span></text:span></text:p>
      <text:p text:style-name="P2"/>
      <text:h text:style-name="Heading_20_1" text:outline-level="1"><text:bookmark-start text:name="__RefHeading___Toc409_3956571855"/>Open rqt image view<text:bookmark-end text:name="__RefHeading___Toc409_3956571855"/></text:h>
      <text:p text:style-name="P3"><text:span text:style-name="T1"><text:tab/></text:span><text:span text:style-name="Source_20_Text"><text:span text:style-name="T2">ros2 run rqt_image_view rqt_image_view</text:span></text:span></text:p>
      <text:p text:style-name="P3"><text:span text:style-name="Source_20_Text"><text:span text:style-name="T2"><text:tab/></text:span></text:span></text:p>
      <text:p text:style-name="P3"><text:span text:style-name="Source_20_Text"><text:span text:style-name="T2"><text:tab/>→ </text:span></text:span><text:span text:style-name="Source_20_Text"><text:span text:style-name="T3">Once gui is opened select image topic to view camera feed<text:line-break/></text:span></text:span></text:p>
      <text:h text:style-name="Heading_20_1" text:outline-level="1"><text:bookmark-start text:name="__RefHeading___Toc411_3956571855"/><text:soft-page-break/><text:span text:style-name="Source_20_Text">Create a ros pkg</text:span><text:bookmark-end text:name="__RefHeading___Toc411_3956571855"/></text:h>
      <text:p text:style-name="P4"><text:span text:style-name="Source_20_Text"><text:span text:style-name="T4"/></text:span></text:p>
      <text:p text:style-name="P4"><text:span text:style-name="Source_20_Text"><text:span text:style-name="T4"><text:tab/>ros2 pkg create --build-type ament_cmake --license Apache-2.0 <text:tab/>pkg_name</text:span></text:span></text:p>
      <text:p text:style-name="P5"/>
      <text:h text:style-name="Heading_20_1" text:outline-level="1"><text:bookmark-start text:name="__RefHeading___Toc413_3956571855"/>Open office environment <text:bookmark-end text:name="__RefHeading___Toc413_3956571855"/></text:h>
      <text:p text:style-name="P5"><text:tab/><text:span text:style-name="Source_20_Text"><text:span text:style-name="T3">export TURTLEBOT3_MODEL=waffle_pi </text:span></text:span></text:p>
      <text:p text:style-name="P5"><text:span text:style-name="Source_20_Text"><text:span text:style-name="T3"><text:tab/>ros2 launch turtlebot3_gazebo office_earthquake.launch.p</text:span></text:span><text:span text:style-name="Source_20_Text"><text:span text:style-name="T2">y</text:span></text:span></text:p>
      <text:p text:style-name="P5"><text:span text:style-name="Source_20_Text"><text:span text:style-name="T2"/></text:span></text:p>
      <text:h text:style-name="Heading_20_1" text:outline-level="1"><text:bookmark-start text:name="__RefHeading___Toc415_3956571855"/>Open office environment <text:span text:style-name="T7">2</text:span><text:bookmark-end text:name="__RefHeading___Toc415_3956571855"/></text:h>
      <text:p text:style-name="P6"><text:tab/><text:span text:style-name="Source_20_Text"><text:span text:style-name="T3">export TURTLEBOT3_MODEL=waffle_pi </text:span></text:span></text:p>
      <text:p text:style-name="P6"><text:span text:style-name="Source_20_Text"><text:span text:style-name="T3"><text:tab/>ros2 launch turtlebot3_gazebo office_</text:span></text:span><text:span text:style-name="Source_20_Text"><text:span text:style-name="T5">cpr</text:span></text:span><text:span text:style-name="Source_20_Text"><text:span text:style-name="T3">.launch.p</text:span></text:span><text:span text:style-name="Source_20_Text"><text:span text:style-name="T2">y</text:span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h text:style-name="Heading_20_1" text:outline-level="1"><text:bookmark-start text:name="__RefHeading___Toc417_3956571855"/><text:span text:style-name="Source_20_Text">RUN LAB 3</text:span><text:bookmark-end text:name="__RefHeading___Toc417_3956571855"/></text:h>
      <text:p text:style-name="P7"><text:span text:style-name="Source_20_Text"><text:span text:style-name="T6"><text:tab/></text:span></text:span><text:span text:style-name="Source_20_Text"><text:span text:style-name="T3">export TURTLEBOT3_MODEL=waffle_pi </text:span></text:span></text:p>
      <text:p text:style-name="P7"><text:span text:style-name="Source_20_Text"><text:span text:style-name="T3"><text:tab/>ros2 launch turtlebot3_gazebo office_earthquake.launch.p</text:span></text:span><text:span text:style-name="Source_20_Text"><text:span text:style-name="T2">y</text:span></text:span></text:p>
      <text:p text:style-name="P7"><text:span text:style-name="Source_20_Text"><text:span text:style-name="T2"/></text:span></text:p>
      <text:p text:style-name="P14"><text:span text:style-name="Source_20_Text"><text:span text:style-name="T2"><text:tab/>ros2 launch turtlebot3_bringup rviz2.launch.py</text:span></text:span></text:p>
      <text:p text:style-name="P7"><text:span text:style-name="Source_20_Text"><text:span text:style-name="T2"><text:tab/></text:span></text:span></text:p>
      <text:p text:style-name="P7"><text:span text:style-name="Source_20_Text"><text:span text:style-name="T2"><text:tab/>ros2 run lab3 laserscan laser_scan_nth --ros-args -p nth_value:=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8:29:28.061638259</meta:creation-date>
    <meta:editing-duration>PT14M55S</meta:editing-duration>
    <meta:editing-cycles>4</meta:editing-cycles>
    <meta:generator>LibreOffice/7.3.7.2$Linux_X86_64 LibreOffice_project/30$Build-2</meta:generator>
    <dc:date>2024-08-21T10:11:50.649866034</dc:date>
    <meta:document-statistic meta:table-count="0" meta:image-count="0" meta:object-count="0" meta:page-count="3" meta:paragraph-count="55" meta:word-count="217" meta:character-count="1701" meta:non-whitespace-character-count="1499"/>
  </office:meta>
</office:document-meta>
</file>